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871e" officeooo:paragraph-rsid="001e871e"/>
    </style:style>
    <style:style style:name="P2" style:family="paragraph" style:parent-style-name="Standard">
      <style:text-properties fo:font-style="italic" officeooo:rsid="001e871e" officeooo:paragraph-rsid="001e871e" style:font-style-asian="italic" style:font-style-complex="italic"/>
    </style:style>
    <style:style style:name="P3" style:family="paragraph" style:parent-style-name="Standard">
      <style:text-properties fo:font-style="normal" officeooo:rsid="00220f60" officeooo:paragraph-rsid="00220f60" style:font-style-asian="normal" style:font-style-complex="normal"/>
    </style:style>
    <style:style style:name="P4" style:family="paragraph" style:parent-style-name="Text_20_body">
      <style:text-properties officeooo:rsid="00230707" officeooo:paragraph-rsid="00230707"/>
    </style:style>
    <style:style style:name="P5" style:family="paragraph" style:parent-style-name="Title">
      <style:text-properties fo:color="#acb20c" loext:opacity="100%"/>
    </style:style>
    <style:style style:name="P6" style:family="paragraph" style:parent-style-name="Contents_20_1">
      <style:paragraph-properties>
        <style:tab-stops>
          <style:tab-stop style:position="17cm" style:type="right"/>
        </style:tab-stops>
      </style:paragraph-properties>
    </style:style>
    <style:style style:name="P7" style:family="paragraph" style:parent-style-name="Contents_20_4">
      <style:paragraph-properties>
        <style:tab-stops>
          <style:tab-stop style:position="15.501cm" style:type="righ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break-before="page"/>
      <style:text-properties style:text-underline-style="none"/>
    </style:style>
    <style:style style:name="P11" style:family="paragraph" style:parent-style-name="Heading_20_4">
      <style:text-properties officeooo:paragraph-rsid="00252df1"/>
    </style:style>
    <style:style style:name="P12" style:family="paragraph" style:parent-style-name="Heading_20_4">
      <style:paragraph-properties fo:break-before="page"/>
    </style:style>
    <style:style style:name="P13" style:family="paragraph" style:parent-style-name="Standard">
      <style:text-properties officeooo:rsid="001e871e" officeooo:paragraph-rsid="001e871e"/>
    </style:style>
    <style:style style:name="P14" style:family="paragraph" style:parent-style-name="Standard">
      <style:text-properties officeooo:rsid="002ab1c7" officeooo:paragraph-rsid="002ab1c7"/>
    </style:style>
    <style:style style:name="P15" style:family="paragraph" style:parent-style-name="Standard">
      <style:text-properties officeooo:paragraph-rsid="002cf9b8"/>
    </style:style>
    <style:style style:name="P16" style:family="paragraph" style:parent-style-name="Text_20_body" style:list-style-name="L1">
      <style:text-properties officeooo:rsid="00230707" officeooo:paragraph-rsid="00230707"/>
    </style:style>
    <style:style style:name="P17" style:family="paragraph" style:parent-style-name="Text_20_body" style:list-style-name="L2">
      <style:text-properties officeooo:rsid="00230707" officeooo:paragraph-rsid="00230707"/>
    </style:style>
    <style:style style:name="P18" style:family="paragraph" style:parent-style-name="Text_20_body">
      <style:text-properties officeooo:rsid="00265fe0" officeooo:paragraph-rsid="00265fe0"/>
    </style:style>
    <style:style style:name="P19" style:family="paragraph" style:parent-style-name="Text_20_body">
      <style:text-properties officeooo:rsid="002799e6" officeooo:paragraph-rsid="002799e6"/>
    </style:style>
    <style:style style:name="P20" style:family="paragraph" style:parent-style-name="Text_20_body">
      <style:text-properties officeooo:rsid="00283282" officeooo:paragraph-rsid="00283282"/>
    </style:style>
    <style:style style:name="P21" style:family="paragraph" style:parent-style-name="Text_20_body">
      <style:paragraph-properties fo:text-align="center" style:justify-single-word="false"/>
      <style:text-properties officeooo:paragraph-rsid="00283282"/>
    </style:style>
    <style:style style:name="T1" style:family="text">
      <style:text-properties officeooo:rsid="001e871e"/>
    </style:style>
    <style:style style:name="T2" style:family="text">
      <style:text-properties style:text-underline-style="none"/>
    </style:style>
    <style:style style:name="T3" style:family="text">
      <style:text-properties style:text-underline-style="none" officeooo:rsid="002ab1c7"/>
    </style:style>
    <style:style style:name="T4" style:family="text">
      <style:text-properties officeooo:rsid="001f14d4"/>
    </style:style>
    <style:style style:name="T5" style:family="text">
      <style:text-properties officeooo:rsid="00220f60"/>
    </style:style>
    <style:style style:name="T6" style:family="text">
      <style:text-properties officeooo:rsid="00265fe0"/>
    </style:style>
    <style:style style:name="T7" style:family="text">
      <style:text-properties officeooo:rsid="00283282"/>
    </style:style>
    <style:style style:name="T8" style:family="text">
      <style:text-properties officeooo:rsid="002b615c"/>
    </style:style>
    <style:style style:name="T9" style:family="text">
      <style:text-properties officeooo:rsid="002cf9b8"/>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GDD</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Sumario1_Head">
            <text:p text:style-name="Contents_20_Heading">Índice GDD</text:p>
          </text:index-title>
          <text:p text:style-name="P6"><text:a xlink:type="simple" xlink:href="#__RefHeading___Toc602_3832851334" text:style-name="Index_20_Link" text:visited-style-name="Index_20_Link">1. Introducción<text:tab/>2</text:a></text:p>
          <text:p text:style-name="P7"><text:a xlink:type="simple" xlink:href="#__RefHeading___Toc606_3832851334" text:style-name="Index_20_Link" text:visited-style-name="Index_20_Link">CONCEPTO INICIAL<text:tab/>2</text:a></text:p>
          <text:p text:style-name="P7"><text:a xlink:type="simple" xlink:href="#__RefHeading___Toc608_3832851334" text:style-name="Index_20_Link" text:visited-style-name="Index_20_Link">CARACTERÍSTICAS<text:tab/>2</text:a></text:p>
          <text:p text:style-name="P7"><text:a xlink:type="simple" xlink:href="#__RefHeading___Toc834_3832851334" text:style-name="Index_20_Link" text:visited-style-name="Index_20_Link">GÉNERO:<text:tab/>2</text:a></text:p>
          <text:p text:style-name="P7"><text:a xlink:type="simple" xlink:href="#__RefHeading___Toc612_3832851334" text:style-name="Index_20_Link" text:visited-style-name="Index_20_Link">PROPÓSITO Y PÚBLICO OBJETIVO<text:tab/>2</text:a></text:p>
          <text:p text:style-name="P7"><text:a xlink:type="simple" xlink:href="#__RefHeading___Toc614_3832851334" text:style-name="Index_20_Link" text:visited-style-name="Index_20_Link">JUGABILIDAD<text:tab/>2</text:a></text:p>
          <text:p text:style-name="P7"><text:a xlink:type="simple" xlink:href="#__RefHeading___Toc616_3832851334" text:style-name="Index_20_Link" text:visited-style-name="Index_20_Link">ESTILO VISUAL<text:tab/>3</text:a></text:p>
          <text:p text:style-name="P7"><text:a xlink:type="simple" xlink:href="#__RefHeading___Toc941_3832851334" text:style-name="Index_20_Link" text:visited-style-name="Index_20_Link">PLATAFORMA: Desarrollado para PC.<text:tab/>3</text:a></text:p>
          <text:p text:style-name="P7"><text:a xlink:type="simple" xlink:href="#__RefHeading___Toc620_3832851334" text:style-name="Index_20_Link" text:visited-style-name="Index_20_Link">LICENCIA<text:tab/>3</text:a></text:p>
          <text:p text:style-name="P6"><text:a xlink:type="simple" xlink:href="#__RefHeading___Toc943_3832851334" text:style-name="Index_20_Link" text:visited-style-name="Index_20_Link">2. Mecánicas del juego<text:tab/>4</text:a></text:p>
          <text:p text:style-name="P6"><text:a xlink:type="simple" xlink:href="#__RefHeading___Toc245_1646074273" text:style-name="Index_20_Link" text:visited-style-name="Index_20_Link">6. Arte<text:tab/>4</text:a></text:p>
          <text:p text:style-name="P6"><text:a xlink:type="simple" xlink:href="#__RefHeading___Toc241_1646074273" text:style-name="Index_20_Link" text:visited-style-name="Index_20_Link">7. Miembros<text:tab/>4</text:a></text:p>
          <text:p text:style-name="P6"><text:a xlink:type="simple" xlink:href="#__RefHeading___Toc243_1646074273" text:style-name="Index_20_Link" text:visited-style-name="Index_20_Link">8. Detalles de producción<text:tab/>4</text:a></text:p>
        </text:index-body>
      </text:table-of-content>
      <text:h text:style-name="P8" text:outline-level="1"/>
      <text:h text:style-name="P10" text:outline-level="1"><text:bookmark-start text:name="__RefHeading___Toc602_3832851334"/>1. Introducción<text:bookmark-end text:name="__RefHeading___Toc602_3832851334"/></text:h>
      <text:p text:style-name="P5"><text:bookmark-start text:name="__RefHeading___Toc832_3832851334"/>ParchísJS <text:span text:style-name="T6">V.1.0</text:span><text:bookmark-end text:name="__RefHeading___Toc832_3832851334"/></text:p>
      <text:p text:style-name="P1"/>
      <text:h text:style-name="Heading_20_4" text:outline-level="4"><text:bookmark-start text:name="__RefHeading___Toc606_3832851334"/>CONCEPTO INICIAL<text:bookmark-end text:name="__RefHeading___Toc606_3832851334"/></text:h>
      <text:p text:style-name="P1"/>
      <text:p text:style-name="P1">Juego multijugador que requiere de un tablero característico formado por un circuito de 68 casillas y 4 “casas” de diferentes colores: amarillo, rojo, verde y azul. Cada jugador dispone de 4 fichas del mismo color que su “casa” y dos dados. Cada jugador debe llegar a su casa recorriendo el tablero y pasando o comiéndose a las fichas de los demás.</text:p>
      <text:p text:style-name="P1"/>
      <text:h text:style-name="Heading_20_4" text:outline-level="4"><text:bookmark-start text:name="__RefHeading___Toc608_3832851334"/>CARACTERÍSTICAS<text:bookmark-end text:name="__RefHeading___Toc608_3832851334"/></text:h>
      <text:p text:style-name="P1"/>
      <text:p text:style-name="P1">Las características principales son:</text:p>
      <text:p text:style-name="P1">→ 4 hasta 6 jugadores</text:p>
      <text:p text:style-name="P1">→ Tablero de 68 casillas y 4 casas de cada color.</text:p>
      <text:p text:style-name="P1">→ Cada jugador tiene 4 fichas</text:p>
      <text:p text:style-name="P1"/>
      <text:h text:style-name="P11" text:outline-level="4"><text:bookmark-start text:name="__RefHeading___Toc834_3832851334"/>GÉNER<text:span text:style-name="T4">O: </text:span><text:bookmark-end text:name="__RefHeading___Toc834_3832851334"/></text:h>
      <text:p text:style-name="Standard">Juego de mesa</text:p>
      <text:p text:style-name="P1"/>
      <text:h text:style-name="Heading_20_4" text:outline-level="4"><text:bookmark-start text:name="__RefHeading___Toc612_3832851334"/>PROPÓSITO Y PÚBLICO OBJETIVO<text:bookmark-end text:name="__RefHeading___Toc612_3832851334"/></text:h>
      <text:p text:style-name="P1">El objetivo del juego consiste en llevar todas las fichas desde su casa hasta la meta recorriendo todo el circuito, intentando “comerse” o capturar el resto de fichas en el camino. Gana el primer jugador que consiga meter todas sus fichas en la meta.</text:p>
      <text:p text:style-name="P1"/>
      <text:h text:style-name="Heading_20_4" text:outline-level="4"><text:bookmark-start text:name="__RefHeading___Toc614_3832851334"/>JUGABILIDAD<text:bookmark-end text:name="__RefHeading___Toc614_3832851334"/></text:h>
      <text:p text:style-name="P1"/>
      <text:p text:style-name="P1">El jugador deberá llevar a su casa cada una de sus 4 fichas avanzando según el número que salga en su tirada, <text:span text:style-name="T2">p</text:span><text:span text:style-name="T3">u</text:span><text:span text:style-name="T2">diendo</text:span> comerse las fichas de sus compañeros y avanzar más o seguir con su camino tranquilamente, aunque eso nunca pase.</text:p>
      <text:p text:style-name="P1">Podemos conseguir un avance más rápido, siempre que se pueda y no haya un bloqueo posterior, al comernos una ficha, ganando 20 pasos hacia delante, o al meter una ficha en nuestra casa, ganando 10 pasos hacia delante.</text:p>
      <text:p text:style-name="P14">Cuando una ficha es comida, esta se devuelve a su respectiva casa y se repite todo el proceso, podemos evitar esto al situar una ficha en las casillas seguras o casas, <text:span text:style-name="T8">donde al haber dos fichas del mismo color se hará un bloqueo y ninguna ficha por detrás podrá avanzar hasta que este se rompa.</text:span></text:p>
      <text:p text:style-name="P15"><text:span text:style-name="T9">Por último, conseguimos la victoria al llegar con las 4 fichas a casa después de recorrer todo el tablero, pero la partida continúa hasta saber el tercer puesto.</text:span></text:p>
      <text:h text:style-name="P12" text:outline-level="4"><text:bookmark-start text:name="__RefHeading___Toc616_3832851334"/>ESTILO VISUAL<text:bookmark-end text:name="__RefHeading___Toc616_3832851334"/></text:h>
      <text:p text:style-name="P1"/>
      <text:p text:style-name="P1">El estilo del table será el de siempre, tablero con 68 casillas blancas, 4 casas del color de cada casa y las casillas especiales con un detalle en gris. En cuanto a las fichas tenemos 4 de cada color, que hacen referencia a unas ficha del juego Ludo, parecido al parchís pero con diferentes mecánicas.</text:p>
      <text:p text:style-name="P1"/>
      <text:h text:style-name="Heading_20_4" text:outline-level="4"><text:bookmark-start text:name="__RefHeading___Toc941_3832851334"/>PLATAFORMA: <text:span text:style-name="T1">Desarrollado para PC.</text:span><text:bookmark-end text:name="__RefHeading___Toc941_3832851334"/></text:h>
      <text:p text:style-name="P1"/>
      <text:h text:style-name="Heading_20_4" text:outline-level="4"><text:bookmark-start text:name="__RefHeading___Toc620_3832851334"/>LICENCIA<text:bookmark-end text:name="__RefHeading___Toc620_3832851334"/></text:h>
      <text:p text:style-name="P1"/>
      <text:p text:style-name="P1">Este está basado en el mítico juego del parchís pero desarrollado como una página web creada con js. <text:span text:style-name="T5">Un poco de su historia:</text:span></text:p>
      <text:p text:style-name="P1"/>
      <text:p text:style-name="P2">El parchís es un juego de mesa español derivado y similar al Eile mit Weile, al parqués. Además de en España, es muy popular en otros países europeos y en Marruecos.</text:p>
      <text:p text:style-name="P2"/>
      <text:p text:style-name="P2">En su origen, el Parchís no es Español, sino que fue un juego inspirado en las carreras de caballos, inventado por Akbar el Grande, conquistador de la India en el siglo xvi.</text:p>
      <text:p text:style-name="P2"/>
      <text:p text:style-name="P2">Por eso en algunos juegos de parchís antiguos aún las fichas son piezas con forma de caballo. Aunque posteriormente, este concepto se desvirtuó con otro tipo de fichas como pitufos, simples círculos, o figuras abstractas. Que son mucho menos representativas de la virtuosidad del juego en su origen pero más baratas de hacer y comercializar.</text:p>
      <text:p text:style-name="P2"/>
      <text:p text:style-name="P2">También se pueden apreciar los origines ecuestres en los movimientos de las fichas como el 'salto' o 'comer'. Esta última representando el momento en el que un jinete alcanzaba a otro y acababa con el durante la batalla. La palabra usada en el juego original era 'degollar' pero también se reformuló para la versión comercial Española.</text:p>
      <text:p text:style-name="P2"/>
      <text:p text:style-name="P3">Fuente de información: <text:a xlink:type="simple" xlink:href="https://es.wikipedia.org/wiki/Parchís" text:style-name="Internet_20_link" text:visited-style-name="Visited_20_Internet_20_Link">Wikipedia</text:a></text:p>
      <text:p text:style-name="P3"/>
      <text:p text:style-name="P3"/>
      <text:h text:style-name="P9" text:outline-level="1"><text:bookmark-start text:name="__RefHeading___Toc943_3832851334"/>2. Mecánicas del juego<text:bookmark-end text:name="__RefHeading___Toc943_3832851334"/></text:h>
      <text:p text:style-name="P4">Sobre lo que puede hacer el jugador vemos estas opciones:</text:p>
      <text:list text:style-name="L1">
        <text:list-item>
          <text:p text:style-name="P16">Puede elegir que tipo de partida va a jugar en el menú principal</text:p>
        </text:list-item>
        <text:list-item>
          <text:p text:style-name="P16">Puede hacer una tirada de dados</text:p>
        </text:list-item>
        <text:list-item>
          <text:p text:style-name="P16">Puede seleccionar una ficha para mover</text:p>
        </text:list-item>
        <text:list-item>
          <text:p text:style-name="P16">Puede volver al menú al finalizar la partida</text:p>
        </text:list-item>
      </text:list>
      <text:p text:style-name="P4">Además hay otros puntos a destacar como son:</text:p>
      <text:list text:style-name="L2">
        <text:list-item>
          <text:p text:style-name="P17">Tipo de cámara será 2D</text:p>
        </text:list-item>
        <text:list-item>
          <text:p text:style-name="P17">De los controles se encarga el ratón</text:p>
        </text:list-item>
        <text:list-item>
          <text:p text:style-name="P17">No hay puntuación, el primero que meta todas sus fichas en casa ganará</text:p>
        </text:list-item>
      </text:list>
      <text:h text:style-name="Heading_20_1" text:outline-level="1"><text:bookmark-start text:name="__RefHeading___Toc245_1646074273"/>6. Arte<text:bookmark-end text:name="__RefHeading___Toc245_1646074273"/></text:h>
      <text:p text:style-name="P20">Para la parte de las fichas hemos optado por el siguiente pack de assets gráficos inspirado en el juego Ludo, parecido al parchís pero con pequeñas diferencias en el modo de juego.</text:p>
      <text:p text:style-name="P21"><text:a xlink:type="simple" xlink:href="https://opengameart.org/content/ludo" text:style-name="Internet_20_link" text:visited-style-name="Visited_20_Internet_20_Link"><text:span text:style-name="T7">opengameart.org/content/ludo</text:span></text:a></text:p>
      <text:h text:style-name="Heading_20_1" text:outline-level="1"><text:bookmark-start text:name="__RefHeading___Toc241_1646074273"/>7. Miembros<text:bookmark-end text:name="__RefHeading___Toc241_1646074273"/></text:h>
      <text:p text:style-name="P18">Técnicos superiores en Desarrollo de Aplicaciones Multiplataforma, repartiendo a partes iguales cada paso del proyecto como son: documentación, desarrollo del código y parte gráfica</text:p>
      <text:h text:style-name="Heading_20_1" text:outline-level="1"><text:bookmark-start text:name="__RefHeading___Toc243_1646074273"/>8. Detalles de producción<text:bookmark-end text:name="__RefHeading___Toc243_1646074273"/></text:h>
      <text:p text:style-name="P19">→ Fecha de inicio: 09/04/2024</text:p>
      <text:p text:style-name="P19">→ Fecha de finalización: </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3:43:07.049000000</meta:creation-date>
    <dc:date>2024-04-09T09:52:06.678000000</dc:date>
    <meta:editing-duration>PT2H50M36S</meta:editing-duration>
    <meta:editing-cycles>17</meta:editing-cycles>
    <meta:generator>LibreOffice/7.6.3.2$Windows_X86_64 LibreOffice_project/29d686fea9f6705b262d369fede658f824154cc0</meta:generator>
    <meta:document-statistic meta:table-count="0" meta:image-count="0" meta:object-count="0" meta:page-count="4" meta:paragraph-count="60" meta:word-count="779" meta:character-count="4451" meta:non-whitespace-character-count="3737"/>
  </office:meta>
</office:document-meta>
</file>